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4cd2a" officeooo:paragraph-rsid="0014cd2a" style:font-size-asian="28pt" style:font-size-complex="32pt"/>
    </style:style>
    <style:style style:name="P2" style:family="paragraph" style:parent-style-name="Standard">
      <style:text-properties fo:font-size="32pt" officeooo:rsid="00151d94" officeooo:paragraph-rsid="00151d94" style:font-size-asian="28pt" style:font-size-complex="32pt"/>
    </style:style>
    <style:style style:name="P3" style:family="paragraph" style:parent-style-name="Standard">
      <style:text-properties fo:font-size="32pt" officeooo:rsid="0016f871" officeooo:paragraph-rsid="0016f871" style:font-size-asian="28pt" style:font-size-complex="32pt"/>
    </style:style>
    <style:style style:name="T1" style:family="text">
      <style:text-properties officeooo:rsid="0017d3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T 1 GLOSSARY (193-194)</text:p>
      <text:p text:style-name="P1"/>
      <text:p text:style-name="P1">badly paid: mal pagado</text:p>
      <text:p text:style-name="P1">caring: cariñoso</text:p>
      <text:p text:style-name="P1">challenging: desafiante, difícil, complejo</text:p>
      <text:p text:style-name="P1">commited: comprometido</text:p>
      <text:p text:style-name="P1">delivery person: repartidor</text:p>
      <text:p text:style-name="P1">demanding: exigente, desafiante</text:p>
      <text:p text:style-name="P1">disloyal: desleal, traicionero</text:p>
      <text:p text:style-name="P1">driver: controlador</text:p>
      <text:p text:style-name="P1">easy-going: de trato fácil, se lleva bien con todo el mundo</text:p>
      <text:p text:style-name="P1">engineer: ingeniero</text:p>
      <text:p text:style-name="P1">full-time/part-time: jornada completa/parcial</text:p>
      <text:p text:style-name="P1">helpdesk technician: soporte técnico </text:p>
      <text:p text:style-name="P1">indoor/outdoor: interior/exterior</text:p>
      <text:p text:style-name="P1">manager: gerente, encargado</text:p>
      <text:p text:style-name="P1"><text:soft-page-break/>onsite/offsite: presencial/remoto</text:p>
      <text:p text:style-name="P1">remote: remoto</text:p>
      <text:p text:style-name="P1">rewarding: gratificante</text:p>
      <text:p text:style-name="P1">skilled: habilidoso, cualificado</text:p>
      <text:p text:style-name="P1">unskilled: inexperto</text:p>
      <text:p text:style-name="P1">tireless: incansable</text:p>
      <text:p text:style-name="P1">unstoppable: imparable</text:p>
      <text:p text:style-name="P1">uncaring: idiferente, desinteresado</text:p>
      <text:p text:style-name="P1">careless: descudiado</text:p>
      <text:p text:style-name="P1">witty: ingenioso, ocurrente</text:p>
      <text:p text:style-name="P1">petty: quejica</text:p>
      <text:p text:style-name="P1">whiny: llorica</text:p>
      <text:p text:style-name="P1"/>
      <text:p text:style-name="P2">although: aunque</text:p>
      <text:p text:style-name="P2">though: aunque</text:p>
      <text:p text:style-name="P2">tough: resistente</text:p>
      <text:p text:style-name="P2">thought: pensamiento, pensé</text:p>
      <text:p text:style-name="P2">thorough: riguroso</text:p>
      <text:p text:style-name="P2">through: a través (espacio)</text:p>
      <text:p text:style-name="P2"><text:soft-page-break/>throughout: a lo largo de (tiempo)</text:p>
      <text:p text:style-name="P3">th<text:span text:style-name="T1">r</text:span>ow: lanzar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7:33:55.412000000</meta:creation-date>
    <dc:date>2024-09-27T17:59:31.092000000</dc:date>
    <meta:editing-duration>PT25M35S</meta:editing-duration>
    <meta:editing-cycles>4</meta:editing-cycles>
    <meta:generator>LibreOffice/7.5.4.2$Windows_X86_64 LibreOffice_project/36ccfdc35048b057fd9854c757a8b67ec53977b6</meta:generator>
    <meta:document-statistic meta:table-count="0" meta:image-count="0" meta:object-count="0" meta:page-count="3" meta:paragraph-count="35" meta:word-count="102" meta:character-count="894" meta:non-whitespace-character-count="826"/>
  </office:meta>
</office:document-meta>
</file>